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1in" table:align="left"/>
    </style:style>
    <style:style style:name="Таблица1.A" style:family="table-column">
      <style:table-column-properties style:column-width="1.7069in"/>
    </style:style>
    <style:style style:name="Таблица1.B" style:family="table-column">
      <style:table-column-properties style:column-width="4.984in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.4" style:family="table-row">
      <style:table-row-properties style:min-row-height="2.6361in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background-color="#ffff99"/>
    </style:style>
    <style:style style:name="P3" style:family="paragraph" style:parent-style-name="Text_20_body">
      <style:paragraph-properties fo:margin-top="0in" fo:margin-bottom="0.0835in"/>
      <style:text-properties fo:language="ru" fo:country="RU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background-color="#ffff99"/>
    </style:style>
    <style:style style:name="P6" style:family="paragraph" style:parent-style-name="Text_20_body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Text_20_body">
      <style:text-properties fo:font-variant="normal" fo:text-transform="none" fo:color="#172b4d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8" style:family="paragraph" style:parent-style-name="Text_20_body">
      <style:paragraph-properties fo:margin-top="0in" fo:margin-bottom="0.0835in"/>
    </style:style>
    <style:style style:name="P9" style:family="paragraph" style:parent-style-name="Text_20_body">
      <style:paragraph-properties fo:margin-top="0in" fo:margin-bottom="0.0835in"/>
      <style:text-properties fo:language="ru" fo:country="RU"/>
    </style:style>
    <style:style style:name="P10" style:family="paragraph" style:parent-style-name="Text_20_body">
      <style:paragraph-properties fo:margin-top="0in" fo:margin-bottom="0.0835in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1" style:family="paragraph" style:parent-style-name="Text_20_body">
      <style:paragraph-properties fo:margin-top="0in" fo:margin-bottom="0.0835in"/>
      <style:text-properties fo:font-variant="normal" fo:text-transform="none" fo:color="#172b4d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12" style:family="paragraph" style:parent-style-name="Standard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>
      <style:text-properties fo:background-color="#ffff99"/>
    </style:style>
    <style:style style:name="P15" style:family="paragraph" style:parent-style-name="Text_20_body">
      <style:paragraph-properties fo:margin-top="0in" fo:margin-bottom="0.0835in"/>
      <style:text-properties fo:language="ru" fo:country="RU"/>
    </style:style>
    <style:style style:name="P16" style:family="paragraph">
      <style:paragraph-properties loext:tab-stop-distance="0cm"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fo:background-color="#ffff99" loext:char-shading-value="0"/>
    </style:style>
    <style:style style:name="T3" style:family="text">
      <style:text-properties style:use-window-font-color="true" style:text-outline="false" style:text-line-through-style="none" style:font-name="Times New Roman" fo:font-size="12pt" fo:letter-spacing="normal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 loext:opacity="0%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background-color="#ffff99" loext:char-shading-value="0"/>
    </style:style>
    <style:style style:name="T7" style:family="text">
      <style:text-properties style:use-window-font-color="true" style:text-outline="false" style:text-line-through-style="none" style:font-name="Times New Roman" fo:font-size="12pt" fo:letter-spacing="normal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 loext:opacity="0%"/>
    </style:style>
    <style:style style:name="T8" style:family="text">
      <style:text-properties fo:language="en" fo:country="US"/>
    </style:style>
    <style:style style:name="T9" style:family="text">
      <style:text-properties fo:font-variant="normal" fo:text-transform="none" fo:color="#172b4d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 loext:opacity="100%"/>
    </style:style>
    <style:style style:name="T10" style:family="text">
      <style:text-properties fo:font-variant="normal" fo:text-transform="none" fo:color="#172b4d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 loext:opacity="100%"/>
    </style:style>
    <style:style style:name="T11" style:family="text">
      <style:text-properties style:use-window-font-color="true" style:text-outline="false" style:text-line-through-styl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loext:opacity="0%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font-name="Segoe UI" fo:font-size="10pt" fo:language="ru" fo:country="RU" style:language-asian="zh" style:country-asian="CN" style:language-complex="hi" style:country-complex="IN"/>
    </style:style>
    <style:style style:name="T15" style:family="text">
      <style:text-properties style:use-window-font-color="true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loext:opacity="0%"/>
    </style:style>
    <style:style style:name="T16" style:family="text">
      <style:text-properties style:use-window-font-color="true" style:text-outline="false" style:text-line-through-style="none" style:text-position="0% 100%" style:font-name="Times New Roman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loext:opacity="0%"/>
    </style:style>
    <style:style style:name="T17" style:family="text">
      <style:text-properties fo:font-size="10pt" fo:language="ru" fo:country="RU" style:language-asian="zh" style:country-asian="CN" style:language-complex="hi" style:country-complex="IN"/>
    </style:style>
    <style:style style:name="T18" style:family="text">
      <style:text-properties style:use-window-font-color="true" style:text-outline="false" style:text-line-through-style="none" style:text-position="0% 100%" style:font-name="Segoe UI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loext:opacity="0%"/>
    </style:style>
  </office:automatic-styles>
  <office:body>
    <office:text text:use-soft-page-breaks="true">
      <text:tracked-changes>
        <text:changed-region xml:id="ct324810872" text:id="ct324810872">
          <text:deletion>
            <office:change-info>
              <dc:creator>&lt;анонимный&gt;</dc:creator>
              <dc:date>2024-06-09T11:13:00</dc:date>
            </office:change-info>
            <text:p text:style-name="P1"><text:s/>в</text:p>
          </text:deletion>
        </text:changed-region>
        <text:changed-region xml:id="ct323314384" text:id="ct323314384">
          <text:deletion>
            <office:change-info>
              <dc:creator>&lt;анонимный&gt;</dc:creator>
              <dc:date>2024-06-09T11:13:00</dc:date>
            </office:change-info>
            <text:p text:style-name="P1">ах<office:annotation><dc:creator>Тарас</dc:creator><dc:date>2024-06-07T14:29:20.41</dc:date><text:p text:style-name="P16"><text:span text:style-name="T11">Тут автоматом читаешь среди морей и высоких гор.</text:span></text:p></office:annotation></text:p>
          </text:deletion>
        </text:changed-region>
        <text:changed-region xml:id="ct325799016" text:id="ct325799016">
          <text:deletion>
            <office:change-info>
              <dc:creator>&lt;анонимный&gt;</dc:creator>
              <dc:date>2024-06-09T11:13:00</dc:date>
            </office:change-info>
            <text:p text:style-name="P1"><office:annotation><dc:creator>Тарас</dc:creator><dc:date>2024-06-08T23:27:37.41</dc:date><text:p text:style-name="P16"><text:span text:style-name="T16">Ответ на &lt;анонимный&gt; (08.06.2024, 21:48): "…"</text:span></text:p><text:p><text:span text:style-name="T16">Когда читаю, пропускаю союз "в", а потом напарываюсь не на "высоких гор", а на "высоких горах". Ожидает мозг увидеть "среди морей и высоких гор"</text:span></text:p></office:annotation></text:p>
          </text:deletion>
          <text:insertion>
            <office:change-info office:chg-author="Тарас" office:chg-date-time="2024-06-08T23:27:37">
              <text:p>Добавлен комментарий</text:p>
              <text:p/>
            </office:change-info>
          </text:insertion>
        </text:changed-region>
        <text:changed-region xml:id="ct325800056" text:id="ct325800056">
          <text:deletion>
            <office:change-info>
              <dc:creator>Тарас</dc:creator>
              <dc:date>2024-06-08T18:18:34</dc:date>
            </office:change-info>
            <text:p text:style-name="P1">«</text:p>
          </text:deletion>
        </text:changed-region>
        <text:changed-region xml:id="ct325800576" text:id="ct325800576">
          <text:deletion>
            <office:change-info>
              <dc:creator>Тарас</dc:creator>
              <dc:date>2024-06-08T18:18:33</dc:date>
            </office:change-info>
            <text:p text:style-name="P1">»</text:p>
          </text:deletion>
        </text:changed-region>
        <text:changed-region xml:id="ct325798392" text:id="ct325798392">
          <text:insertion>
            <office:change-info>
              <dc:creator>Тарас</dc:creator>
              <dc:date>2024-06-07T14:37:24</dc:date>
            </office:change-info>
          </text:insertion>
        </text:changed-region>
        <text:changed-region xml:id="ct325800680" text:id="ct325800680">
          <text:deletion>
            <office:change-info>
              <dc:creator>Тарас</dc:creator>
              <dc:date>2024-06-07T14:37:23</dc:date>
            </office:change-info>
            <text:p text:style-name="P1">л</text:p>
          </text:deletion>
        </text:changed-region>
        <text:changed-region xml:id="ct325798600" text:id="ct325798600">
          <text:deletion>
            <office:change-info>
              <dc:creator>Тарас</dc:creator>
              <dc:date>2024-06-07T14:39:23</dc:date>
            </office:change-info>
            <text:p text:style-name="Text_20_body"><text:span text:style-name="T1">Резкар</text:span></text:p>
          </text:deletion>
        </text:changed-region>
        <text:changed-region xml:id="ct325797872" text:id="ct325797872">
          <text:insertion>
            <office:change-info>
              <dc:creator>Тарас</dc:creator>
              <dc:date>2024-06-07T14:39:23</dc:date>
            </office:change-info>
          </text:insertion>
        </text:changed-region>
        <text:changed-region xml:id="ct325797456" text:id="ct325797456">
          <text:deletion>
            <office:change-info>
              <dc:creator>Тарас</dc:creator>
              <dc:date>2024-06-07T19:29:10</dc:date>
            </office:change-info>
            <text:p text:style-name="Text_20_body"><text:span text:style-name="T1">воинов</text:span></text:p>
          </text:deletion>
        </text:changed-region>
        <text:changed-region xml:id="ct325799640" text:id="ct325799640">
          <text:deletion>
            <office:change-info>
              <dc:creator>Тарас</dc:creator>
              <dc:date>2024-06-07T19:29:51</dc:date>
            </office:change-info>
            <text:p text:style-name="Text_20_body"><text:span text:style-name="T1">стремительно</text:span></text:p>
          </text:deletion>
        </text:changed-region>
        <text:changed-region xml:id="ct325798496" text:id="ct325798496">
          <text:insertion>
            <office:change-info>
              <dc:creator>Тарас</dc:creator>
              <dc:date>2024-06-07T19:29:53</dc:date>
            </office:change-info>
          </text:insertion>
        </text:changed-region>
        <text:changed-region xml:id="ct325798808" text:id="ct325798808">
          <text:deletion>
            <office:change-info>
              <dc:creator>Тарас</dc:creator>
              <dc:date>2024-06-08T14:20:44</dc:date>
            </office:change-info>
            <text:p text:style-name="Text_20_body"><text:span text:style-name="T1"><text:s/></text:span></text:p>
          </text:deletion>
        </text:changed-region>
        <text:changed-region xml:id="ct325798704" text:id="ct325798704">
          <text:deletion>
            <office:change-info>
              <dc:creator>Тарас</dc:creator>
              <dc:date>2024-06-07T19:30:47</dc:date>
            </office:change-info>
            <text:p text:style-name="Text_20_body"><text:span text:style-name="T1">и всех</text:span></text:p>
          </text:deletion>
        </text:changed-region>
        <text:changed-region xml:id="ct325797560" text:id="ct325797560">
          <text:deletion>
            <office:change-info>
              <dc:creator>Тарас</dc:creator>
              <dc:date>2024-06-07T19:31:15</dc:date>
            </office:change-info>
            <text:p text:style-name="Text_20_body"><text:span text:style-name="T1">А </text:span></text:p>
          </text:deletion>
        </text:changed-region>
        <text:changed-region xml:id="ct325797664" text:id="ct325797664">
          <text:deletion>
            <office:change-info>
              <dc:creator>Тарас</dc:creator>
              <dc:date>2024-06-08T14:10:46</dc:date>
            </office:change-info>
            <text:p text:style-name="Text_20_body"><text:span text:style-name="T1"><text:s/>было</text:span></text:p>
          </text:deletion>
        </text:changed-region>
        <text:changed-region xml:id="ct325797768" text:id="ct325797768">
          <text:insertion>
            <office:change-info>
              <dc:creator>Тарас</dc:creator>
              <dc:date>2024-06-08T14:10:49</dc:date>
            </office:change-info>
          </text:insertion>
        </text:changed-region>
        <text:changed-region xml:id="ct325799744" text:id="ct325799744">
          <text:format-change>
            <office:change-info>
              <dc:creator>Тарас</dc:creator>
              <dc:date>2024-06-08T14:10:53</dc:date>
            </office:change-info>
          </text:format-change>
        </text:changed-region>
        <text:changed-region xml:id="ct325799224" text:id="ct325799224">
          <text:insertion>
            <office:change-info>
              <dc:creator>Тарас</dc:creator>
              <dc:date>2024-06-08T14:10:53</dc:date>
            </office:change-info>
          </text:insertion>
        </text:changed-region>
        <text:changed-region xml:id="ct325799432" text:id="ct325799432">
          <text:deletion>
            <office:change-info>
              <dc:creator>Тарас</dc:creator>
              <dc:date>2024-06-08T14:10:52</dc:date>
            </office:change-info>
            <text:p text:style-name="Text_20_body"><text:span text:style-name="T1">но</text:span></text:p>
          </text:deletion>
        </text:changed-region>
        <text:changed-region xml:id="ct325799952" text:id="ct325799952">
          <text:deletion>
            <office:change-info>
              <dc:creator>Тарас</dc:creator>
              <dc:date>2024-06-08T14:21:00</dc:date>
            </office:change-info>
            <text:p text:style-name="Text_20_body"><text:s/></text:p>
          </text:deletion>
        </text:changed-region>
        <text:changed-region xml:id="ct325799536" text:id="ct325799536">
          <text:deletion>
            <office:change-info>
              <dc:creator>Тарас</dc:creator>
              <dc:date>2024-06-07T19:31:51</dc:date>
            </office:change-info>
            <text:p text:style-name="Text_20_body">Не<text:span text:style-name="T1">которое время </text:span>спустя</text:p>
          </text:deletion>
        </text:changed-region>
        <text:changed-region xml:id="ct325803904" text:id="ct325803904">
          <text:insertion>
            <office:change-info>
              <dc:creator>Тарас</dc:creator>
              <dc:date>2024-06-07T19:31:56</dc:date>
            </office:change-info>
          </text:insertion>
        </text:changed-region>
        <text:changed-region xml:id="ct325803280" text:id="ct325803280">
          <text:deletion>
            <office:change-info>
              <dc:creator>Тарас</dc:creator>
              <dc:date>2024-06-07T19:32:26</dc:date>
            </office:change-info>
            <text:p text:style-name="Text_20_body"><text:span text:style-name="T1">мощными</text:span></text:p>
          </text:deletion>
        </text:changed-region>
        <text:changed-region xml:id="ct325800992" text:id="ct325800992">
          <text:insertion>
            <office:change-info>
              <dc:creator>Тарас</dc:creator>
              <dc:date>2024-06-07T19:37:04</dc:date>
            </office:change-info>
          </text:insertion>
        </text:changed-region>
        <text:changed-region xml:id="ct325802240" text:id="ct325802240">
          <text:deletion>
            <office:change-info>
              <dc:creator>Тарас</dc:creator>
              <dc:date>2024-06-07T19:33:29</dc:date>
            </office:change-info>
            <text:p text:style-name="Text_20_body"><text:span text:style-name="T1">, стремясь пробиться в залы монастыря, где скрывался вождь орды</text:span></text:p>
          </text:deletion>
        </text:changed-region>
        <text:changed-region xml:id="ct325802136" text:id="ct325802136">
          <text:insertion>
            <office:change-info>
              <dc:creator>Тарас</dc:creator>
              <dc:date>2024-06-07T19:36:20</dc:date>
            </office:change-info>
          </text:insertion>
        </text:changed-region>
        <text:changed-region xml:id="ct325803176" text:id="ct325803176">
          <text:insertion>
            <office:change-info>
              <dc:creator>Тарас</dc:creator>
              <dc:date>2024-06-07T19:37:38</dc:date>
            </office:change-info>
          </text:insertion>
        </text:changed-region>
        <text:changed-region xml:id="ct325804008" text:id="ct325804008">
          <text:insertion>
            <office:change-info>
              <dc:creator>Тарас</dc:creator>
              <dc:date>2024-06-07T19:38:39</dc:date>
            </office:change-info>
          </text:insertion>
        </text:changed-region>
        <text:changed-region xml:id="ct325801408" text:id="ct325801408">
          <text:insertion>
            <office:change-info>
              <dc:creator>Тарас</dc:creator>
              <dc:date>2024-06-07T19:48:32</dc:date>
            </office:change-info>
          </text:insertion>
        </text:changed-region>
        <text:changed-region xml:id="ct325802344" text:id="ct325802344">
          <text:insertion>
            <office:change-info>
              <dc:creator>Тарас</dc:creator>
              <dc:date>2024-06-07T19:40:08</dc:date>
            </office:change-info>
          </text:insertion>
        </text:changed-region>
        <text:changed-region xml:id="ct325803800" text:id="ct325803800">
          <text:insertion>
            <office:change-info>
              <dc:creator>Тарас</dc:creator>
              <dc:date>2024-06-07T19:41:09</dc:date>
            </office:change-info>
          </text:insertion>
        </text:changed-region>
        <text:changed-region xml:id="ct325801512" text:id="ct325801512">
          <text:deletion>
            <office:change-info>
              <dc:creator>Тарас</dc:creator>
              <dc:date>2024-06-07T19:41:30</dc:date>
            </office:change-info>
            <text:p text:style-name="P2"><text:span text:style-name="T1">Тем временем отряд монахов во главе с Шолохом уже несколько дней пр</text:span></text:p>
          </text:deletion>
        </text:changed-region>
        <text:changed-region xml:id="ct325800784" text:id="ct325800784">
          <text:deletion>
            <office:change-info>
              <dc:creator>Тарас</dc:creator>
              <dc:date>2024-06-07T19:39:48</dc:date>
            </office:change-info>
            <text:p text:style-name="P2"><text:span text:style-name="T1">и</text:span></text:p>
          </text:deletion>
        </text:changed-region>
        <text:changed-region xml:id="ct325802864" text:id="ct325802864">
          <text:deletion>
            <office:change-info>
              <dc:creator>Тарас</dc:creator>
              <dc:date>2024-06-07T19:41:30</dc:date>
            </office:change-info>
            <text:p text:style-name="P2"><text:span text:style-name="T1">бывал возле монастыря в ожидании возможности проникнуть в некогда свой дом.</text:span></text:p>
          </text:deletion>
        </text:changed-region>
        <text:changed-region xml:id="ct325803488" text:id="ct325803488">
          <text:insertion>
            <office:change-info>
              <dc:creator>Тарас</dc:creator>
              <dc:date>2024-06-08T14:12:37</dc:date>
            </office:change-info>
          </text:insertion>
        </text:changed-region>
        <text:changed-region xml:id="ct325801096" text:id="ct325801096">
          <text:insertion>
            <office:change-info>
              <dc:creator>Тарас</dc:creator>
              <dc:date>2024-06-07T19:49:29</dc:date>
            </office:change-info>
          </text:insertion>
        </text:changed-region>
        <text:changed-region xml:id="ct325801304" text:id="ct325801304">
          <text:insertion>
            <office:change-info>
              <dc:creator>Тарас</dc:creator>
              <dc:date>2024-06-07T19:44:10</dc:date>
            </office:change-info>
          </text:insertion>
        </text:changed-region>
        <text:changed-region xml:id="ct325802968" text:id="ct325802968">
          <text:deletion>
            <office:change-info>
              <dc:creator>Тарас</dc:creator>
              <dc:date>2024-06-07T19:45:52</dc:date>
            </office:change-info>
            <text:p text:style-name="P2"><text:span text:style-name="T1">В</text:span></text:p>
          </text:deletion>
        </text:changed-region>
        <text:changed-region xml:id="ct325801616" text:id="ct325801616">
          <text:insertion>
            <office:change-info>
              <dc:creator>Тарас</dc:creator>
              <dc:date>2024-06-07T19:45:57</dc:date>
            </office:change-info>
          </text:insertion>
        </text:changed-region>
        <text:changed-region xml:id="ct325801720" text:id="ct325801720">
          <text:insertion>
            <office:change-info>
              <dc:creator>Тарас</dc:creator>
              <dc:date>2024-06-07T19:46:02</dc:date>
            </office:change-info>
          </text:insertion>
        </text:changed-region>
        <text:changed-region xml:id="ct325802760" text:id="ct325802760">
          <text:deletion>
            <office:change-info>
              <dc:creator>Тарас</dc:creator>
              <dc:date>2024-06-07T19:46:01</dc:date>
            </office:change-info>
            <text:p text:style-name="P2"><text:span text:style-name="T1">вшись</text:span></text:p>
          </text:deletion>
        </text:changed-region>
        <text:changed-region xml:id="ct325803592" text:id="ct325803592">
          <text:deletion>
            <office:change-info>
              <dc:creator>Тарас</dc:creator>
              <dc:date>2024-06-07T20:22:04</dc:date>
            </office:change-info>
            <text:p text:style-name="P2"><text:span text:style-name="T1"><text:s/></text:span></text:p>
          </text:deletion>
        </text:changed-region>
        <text:changed-region xml:id="ct325800888" text:id="ct325800888">
          <text:insertion>
            <office:change-info>
              <dc:creator>Тарас</dc:creator>
              <dc:date>2024-06-07T19:46:08</dc:date>
            </office:change-info>
          </text:insertion>
        </text:changed-region>
        <text:changed-region xml:id="ct325803384" text:id="ct325803384">
          <text:deletion>
            <office:change-info>
              <dc:creator>Тарас</dc:creator>
              <dc:date>2024-06-07T19:47:08</dc:date>
            </office:change-info>
            <text:p text:style-name="P2"><text:span text:style-name="T1">тем</text:span></text:p>
          </text:deletion>
        </text:changed-region>
        <text:changed-region xml:id="ct325803696" text:id="ct325803696">
          <text:insertion>
            <office:change-info>
              <dc:creator>Тарас</dc:creator>
              <dc:date>2024-06-07T19:47:09</dc:date>
            </office:change-info>
          </text:insertion>
        </text:changed-region>
        <text:changed-region xml:id="ct325802448" text:id="ct325802448">
          <text:insertion>
            <office:change-info>
              <dc:creator>Тарас</dc:creator>
              <dc:date>2024-06-07T20:22:12</dc:date>
            </office:change-info>
          </text:insertion>
        </text:changed-region>
        <text:changed-region xml:id="ct325803072" text:id="ct325803072">
          <text:deletion>
            <office:change-info>
              <dc:creator>Тарас</dc:creator>
              <dc:date>2024-06-07T19:47:15</dc:date>
            </office:change-info>
            <text:p text:style-name="P2"><text:span text:style-name="T1">что</text:span></text:p>
          </text:deletion>
        </text:changed-region>
        <text:changed-region xml:id="ct325801200" text:id="ct325801200">
          <text:insertion>
            <office:change-info>
              <dc:creator>Тарас</dc:creator>
              <dc:date>2024-06-07T19:47:17</dc:date>
            </office:change-info>
          </text:insertion>
        </text:changed-region>
        <text:changed-region xml:id="ct325801824" text:id="ct325801824">
          <text:insertion>
            <office:change-info>
              <dc:creator>Тарас</dc:creator>
              <dc:date>2024-06-07T19:46:35</dc:date>
            </office:change-info>
          </text:insertion>
        </text:changed-region>
        <text:changed-region xml:id="ct325801928" text:id="ct325801928">
          <text:insertion>
            <office:change-info>
              <dc:creator>Тарас</dc:creator>
              <dc:date>2024-06-08T14:14:49</dc:date>
            </office:change-info>
          </text:insertion>
        </text:changed-region>
        <text:changed-region xml:id="ct325802032" text:id="ct325802032">
          <text:deletion>
            <office:change-info>
              <dc:creator>Тарас</dc:creator>
              <dc:date>2024-06-07T19:46:32</dc:date>
            </office:change-info>
            <text:p text:style-name="P2"><text:span text:style-name="T1">, монахи решили действовать</text:span></text:p>
          </text:deletion>
        </text:changed-region>
        <text:changed-region xml:id="ct325802552" text:id="ct325802552">
          <text:deletion>
            <office:change-info>
              <dc:creator>Тарас</dc:creator>
              <dc:date>2024-06-08T14:14:33</dc:date>
            </office:change-info>
            <text:p text:style-name="P2"><text:span text:style-name="T1">.</text:span></text:p>
          </text:deletion>
        </text:changed-region>
        <text:changed-region xml:id="ct325802656" text:id="ct325802656">
          <text:deletion>
            <office:change-info>
              <dc:creator>Тарас</dc:creator>
              <dc:date>2024-06-07T19:59:31</dc:date>
            </office:change-info>
            <text:p text:style-name="Text_20_body"/>
            <text:p text:style-name="Text_20_body"/>
          </text:deletion>
        </text:changed-region>
        <text:changed-region xml:id="ct325805152" text:id="ct325805152">
          <text:insertion>
            <office:change-info>
              <dc:creator>Тарас</dc:creator>
              <dc:date>2024-06-07T20:23:34</dc:date>
            </office:change-info>
          </text:insertion>
        </text:changed-region>
        <text:changed-region xml:id="ct325805776" text:id="ct325805776">
          <text:insertion>
            <office:change-info>
              <dc:creator>Тарас</dc:creator>
              <dc:date>2024-06-07T20:16:03</dc:date>
            </office:change-info>
          </text:insertion>
        </text:changed-region>
        <text:changed-region xml:id="ct325805256" text:id="ct325805256">
          <text:deletion>
            <office:change-info>
              <dc:creator>Тарас</dc:creator>
              <dc:date>2024-06-07T20:15:48</dc:date>
            </office:change-info>
            <text:p text:style-name="P3">не смог организовать оборону и </text:p>
          </text:deletion>
        </text:changed-region>
        <text:changed-region xml:id="ct325805360" text:id="ct325805360">
          <text:deletion>
            <office:change-info>
              <dc:creator>Тарас</dc:creator>
              <dc:date>2024-06-07T19:54:04</dc:date>
            </office:change-info>
            <text:p text:style-name="P3">огромному</text:p>
          </text:deletion>
        </text:changed-region>
        <text:changed-region xml:id="ct325805048" text:id="ct325805048">
          <text:insertion>
            <office:change-info>
              <dc:creator>Тарас</dc:creator>
              <dc:date>2024-06-07T19:56:11</dc:date>
            </office:change-info>
          </text:insertion>
        </text:changed-region>
        <text:changed-region xml:id="ct325807336" text:id="ct325807336">
          <text:deletion>
            <office:change-info>
              <dc:creator>Тарас</dc:creator>
              <dc:date>2024-06-07T19:55:55</dc:date>
            </office:change-info>
            <text:p text:style-name="P3"><text:s/>звуки боя не утихли, </text:p>
          </text:deletion>
        </text:changed-region>
        <text:changed-region xml:id="ct325804320" text:id="ct325804320">
          <text:insertion>
            <office:change-info>
              <dc:creator>Тарас</dc:creator>
              <dc:date>2024-06-08T18:21:36</dc:date>
            </office:change-info>
          </text:insertion>
        </text:changed-region>
        <text:changed-region xml:id="ct325804944" text:id="ct325804944">
          <text:insertion>
            <office:change-info>
              <dc:creator>Тарас</dc:creator>
              <dc:date>2024-06-07T19:54:40</dc:date>
            </office:change-info>
          </text:insertion>
        </text:changed-region>
        <text:changed-region xml:id="ct325804112" text:id="ct325804112">
          <text:deletion>
            <office:change-info>
              <dc:creator>Тарас</dc:creator>
              <dc:date>2024-06-07T19:54:33</dc:date>
            </office:change-info>
            <text:p text:style-name="P3"><text:s/></text:p>
          </text:deletion>
        </text:changed-region>
        <text:changed-region xml:id="ct325804632" text:id="ct325804632">
          <text:deletion>
            <office:change-info>
              <dc:creator>Тарас</dc:creator>
              <dc:date>2024-06-07T19:56:16</dc:date>
            </office:change-info>
            <text:p text:style-name="P3">уже</text:p>
          </text:deletion>
        </text:changed-region>
        <text:changed-region xml:id="ct325804424" text:id="ct325804424">
          <text:insertion>
            <office:change-info>
              <dc:creator>Тарас</dc:creator>
              <dc:date>2024-06-07T19:56:18</dc:date>
            </office:change-info>
          </text:insertion>
        </text:changed-region>
        <text:changed-region xml:id="ct325806816" text:id="ct325806816">
          <text:deletion>
            <office:change-info>
              <dc:creator>Тарас</dc:creator>
              <dc:date>2024-06-07T20:04:00</dc:date>
            </office:change-info>
            <text:p text:style-name="P3">монастыря</text:p>
          </text:deletion>
        </text:changed-region>
        <text:changed-region xml:id="ct325805464" text:id="ct325805464">
          <text:insertion>
            <office:change-info>
              <dc:creator>Тарас</dc:creator>
              <dc:date>2024-06-07T20:04:00</dc:date>
            </office:change-info>
          </text:insertion>
        </text:changed-region>
        <text:changed-region xml:id="ct325804840" text:id="ct325804840">
          <text:deletion>
            <office:change-info>
              <dc:creator>Тарас</dc:creator>
              <dc:date>2024-06-07T20:03:16</dc:date>
            </office:change-info>
            <text:p text:style-name="P3">Распахнув ставни входных врат</text:p>
          </text:deletion>
        </text:changed-region>
        <text:changed-region xml:id="ct325804528" text:id="ct325804528">
          <text:insertion>
            <office:change-info>
              <dc:creator>Тарас</dc:creator>
              <dc:date>2024-06-07T20:04:55</dc:date>
              <text:p>Добавлен комментарий</text:p>
              <text:p/>
              <text:p/>
              <text:p/>
              <text:p/>
            </office:change-info>
          </text:insertion>
        </text:changed-region>
        <text:changed-region xml:id="ct325804736" text:id="ct325804736"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325805880" text:id="ct325805880">
          <text:insertion>
            <office:change-info>
              <dc:creator>Тарас</dc:creator>
              <dc:date>2024-06-08T23:36:24</dc:date>
              <text:p>Добавлен комментарий</text:p>
              <text:p/>
            </office:change-info>
          </text:insertion>
        </text:changed-region>
        <text:changed-region xml:id="ct325815968" text:id="ct325815968">
          <text:insertion>
            <office:change-info>
              <dc:creator>&lt;анонимный&gt;</dc:creator>
              <dc:date>2024-06-09T11:15:00</dc:date>
            </office:change-info>
          </text:insertion>
        </text:changed-region>
        <text:changed-region xml:id="ct325805568" text:id="ct325805568">
          <text:insertion>
            <office:change-info>
              <dc:creator>Тарас</dc:creator>
              <dc:date>2024-06-07T20:03:18</dc:date>
            </office:change-info>
          </text:insertion>
        </text:changed-region>
        <text:changed-region xml:id="ct325806192" text:id="ct325806192">
          <text:deletion>
            <office:change-info>
              <dc:creator>Тарас</dc:creator>
              <dc:date>2024-06-07T20:02:02</dc:date>
            </office:change-info>
            <text:p text:style-name="P3">узрели</text:p>
          </text:deletion>
        </text:changed-region>
        <text:changed-region xml:id="ct325806296" text:id="ct325806296">
          <text:insertion>
            <office:change-info>
              <dc:creator>Тарас</dc:creator>
              <dc:date>2024-06-07T20:02:03</dc:date>
            </office:change-info>
          </text:insertion>
        </text:changed-region>
        <text:changed-region xml:id="ct325805672" text:id="ct325805672">
          <text:deletion>
            <office:change-info>
              <dc:creator>Тарас</dc:creator>
              <dc:date>2024-06-07T20:24:09</dc:date>
            </office:change-info>
            <text:p text:style-name="P3">множество </text:p>
          </text:deletion>
        </text:changed-region>
        <text:changed-region xml:id="ct325805984" text:id="ct325805984">
          <text:deletion>
            <office:change-info>
              <dc:creator>Тарас</dc:creator>
              <dc:date>2024-06-07T20:13:44</dc:date>
            </office:change-info>
            <text:p text:style-name="P3">, среди которых были </text:p>
          </text:deletion>
        </text:changed-region>
        <text:changed-region xml:id="ct325806088" text:id="ct325806088">
          <text:insertion>
            <office:change-info>
              <dc:creator>Тарас</dc:creator>
              <dc:date>2024-06-07T20:24:14</dc:date>
            </office:change-info>
          </text:insertion>
        </text:changed-region>
        <text:changed-region xml:id="ct325806608" text:id="ct325806608">
          <text:deletion>
            <office:change-info>
              <dc:creator>Тарас</dc:creator>
              <dc:date>2024-06-08T18:20:10</dc:date>
            </office:change-info>
            <text:p text:style-name="P3">серы</text:p>
          </text:deletion>
        </text:changed-region>
        <text:changed-region xml:id="ct325806504" text:id="ct325806504">
          <text:deletion>
            <office:change-info>
              <dc:creator>Тарас</dc:creator>
              <dc:date>2024-06-07T20:13:49</dc:date>
            </office:change-info>
            <text:p text:style-name="P3">е</text:p>
          </text:deletion>
        </text:changed-region>
        <text:changed-region xml:id="ct325806400" text:id="ct325806400">
          <text:deletion>
            <office:change-info>
              <dc:creator>Тарас</dc:creator>
              <dc:date>2024-06-08T18:20:10</dc:date>
            </office:change-info>
            <text:p text:style-name="P3"><text:s/>одеяния</text:p>
          </text:deletion>
        </text:changed-region>
        <text:changed-region xml:id="ct325807232" text:id="ct325807232"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325806712" text:id="ct325806712">
          <text:deletion>
            <office:change-info>
              <dc:creator>Тарас</dc:creator>
              <dc:date>2024-06-07T20:05:47</dc:date>
            </office:change-info>
            <text:p text:style-name="P3">монахов, </text:p>
          </text:deletion>
        </text:changed-region>
        <text:changed-region xml:id="ct325806920" text:id="ct325806920">
          <text:insertion>
            <office:change-info>
              <dc:creator>Тарас</dc:creator>
              <dc:date>2024-06-07T20:17:29</dc:date>
            </office:change-info>
          </text:insertion>
        </text:changed-region>
        <text:changed-region xml:id="ct325807024" text:id="ct325807024">
          <text:insertion>
            <office:change-info>
              <dc:creator>Тарас</dc:creator>
              <dc:date>2024-06-07T20:17:50</dc:date>
            </office:change-info>
          </text:insertion>
        </text:changed-region>
        <text:changed-region xml:id="ct325804216" text:id="ct325804216">
          <text:insertion>
            <office:change-info>
              <dc:creator>Тарас</dc:creator>
              <dc:date>2024-06-07T20:24:49</dc:date>
            </office:change-info>
          </text:insertion>
        </text:changed-region>
        <text:changed-region xml:id="ct325807128" text:id="ct325807128">
          <text:insertion>
            <office:change-info>
              <dc:creator>Тарас</dc:creator>
              <dc:date>2024-06-07T20:24:52</dc:date>
            </office:change-info>
          </text:insertion>
        </text:changed-region>
        <text:changed-region xml:id="ct325808480" text:id="ct325808480">
          <text:deletion>
            <office:change-info>
              <dc:creator>&lt;анонимный&gt;</dc:creator>
              <dc:date>2024-06-08T23:09:00</dc:date>
            </office:change-info>
            <text:p text:style-name="P3">й</text:p>
          </text:deletion>
        </text:changed-region>
        <text:changed-region xml:id="ct325810352" text:id="ct325810352"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325810456" text:id="ct325810456">
          <text:deletion>
            <office:change-info>
              <dc:creator>&lt;анонимный&gt;</dc:creator>
              <dc:date>2024-06-08T23:09:00</dc:date>
            </office:change-info>
            <text:p text:style-name="P3">вещице</text:p>
          </text:deletion>
        </text:changed-region>
        <text:changed-region xml:id="ct325809416" text:id="ct325809416"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325809728" text:id="ct325809728">
          <text:deletion>
            <office:change-info>
              <dc:creator>Тарас</dc:creator>
              <dc:date>2024-06-07T20:06:18</dc:date>
            </office:change-info>
            <text:p text:style-name="P3">странствия</text:p>
          </text:deletion>
        </text:changed-region>
        <text:changed-region xml:id="ct325807440" text:id="ct325807440">
          <text:deletion>
            <office:change-info>
              <dc:creator>&lt;анонимный&gt;</dc:creator>
              <dc:date>2024-06-09T11:15:00</dc:date>
            </office:change-info>
            <text:p text:style-name="P3">бытия</text:p>
          </text:deletion>
          <text:insertion>
            <office:change-info office:chg-author="Тарас" office:chg-date-time="2024-06-07T20:06:20"/>
          </text:insertion>
        </text:changed-region>
        <text:changed-region xml:id="ct325808584" text:id="ct325808584">
          <text:deletion>
            <office:change-info>
              <dc:creator>&lt;анонимный&gt;</dc:creator>
              <dc:date>2024-06-09T11:15:00</dc:date>
            </office:change-info>
            <text:p text:style-name="P3"><office:annotation><dc:creator>Тарас</dc:creator><dc:date>2024-06-08T23:41:34.43</dc:date><text:p text:style-name="P16"><text:span text:style-name="T16">Ответ на &lt;анонимный&gt; (08.06.2024, 21:54): "..."</text:span></text:p><text:p><text:span text:style-name="T17">Ну к монаху же (Бытиё святых).</text:span></text:p><text:p><text:span text:style-name="T17">Просто странствия, как-то мелко. Надо ченить масштабнее.</text:span></text:p><text:p><text:span text:style-name="T17"/></text:p><text:p><text:span text:style-name="T17">*смысл жизни</text:span></text:p><text:p><text:span text:style-name="T17">*смысл естества</text:span></text:p><text:p><text:span text:style-name="T17">*смысл существования</text:span></text:p></office:annotation></text:p>
          </text:deletion>
          <text:insertion>
            <office:change-info office:chg-author="Тарас" office:chg-date-time="2024-06-08T23:41:34">
              <text:p>Добавлен комментарий</text:p>
              <text:p/>
            </office:change-info>
          </text:insertion>
        </text:changed-region>
        <text:changed-region xml:id="ct325811496" text:id="ct325811496">
          <text:insertion>
            <office:change-info>
              <dc:creator>&lt;анонимный&gt;</dc:creator>
              <dc:date>2024-06-09T11:15:00</dc:date>
            </office:change-info>
          </text:insertion>
        </text:changed-region>
        <text:changed-region xml:id="ct327773592" text:id="ct327773592">
          <text:insertion>
            <office:change-info>
              <dc:creator>&lt;анонимный&gt;</dc:creator>
              <dc:date>2024-06-09T11:16:00</dc:date>
            </office:change-info>
          </text:insertion>
        </text:changed-region>
        <text:changed-region xml:id="ct325809936" text:id="ct325809936">
          <text:deletion>
            <office:change-info>
              <dc:creator>Тарас</dc:creator>
              <dc:date>2024-06-07T20:09:50</dc:date>
            </office:change-info>
            <text:p text:style-name="P3">, </text:p>
          </text:deletion>
        </text:changed-region>
        <text:changed-region xml:id="ct325807960" text:id="ct325807960">
          <text:deletion>
            <office:change-info>
              <dc:creator>Тарас</dc:creator>
              <dc:date>2024-06-07T20:08:38</dc:date>
            </office:change-info>
            <text:p text:style-name="P3">после</text:p>
          </text:deletion>
        </text:changed-region>
        <text:changed-region xml:id="ct325808168" text:id="ct325808168">
          <text:deletion>
            <office:change-info>
              <dc:creator>Тарас</dc:creator>
              <dc:date>2024-06-08T14:18:37</dc:date>
            </office:change-info>
            <text:p text:style-name="P3">,</text:p>
          </text:deletion>
        </text:changed-region>
        <text:changed-region xml:id="ct325808792" text:id="ct325808792">
          <text:insertion>
            <office:change-info>
              <dc:creator>Тарас</dc:creator>
              <dc:date>2024-06-08T14:18:38</dc:date>
            </office:change-info>
          </text:insertion>
        </text:changed-region>
        <text:changed-region xml:id="ct325808064" text:id="ct325808064">
          <text:insertion>
            <office:change-info>
              <dc:creator>Тарас</dc:creator>
              <dc:date>2024-06-08T18:20:50</dc:date>
            </office:change-info>
          </text:insertion>
        </text:changed-region>
        <text:changed-region xml:id="ct325809312" text:id="ct325809312">
          <text:insertion>
            <office:change-info>
              <dc:creator>Тарас</dc:creator>
              <dc:date>2024-06-08T14:17:44</dc:date>
            </office:change-info>
          </text:insertion>
        </text:changed-region>
        <text:changed-region xml:id="ct325810664" text:id="ct325810664">
          <text:deletion>
            <office:change-info>
              <dc:creator>Тарас</dc:creator>
              <dc:date>2024-06-07T20:10:17</dc:date>
            </office:change-info>
            <text:p text:style-name="P3">оглушительно взорвался</text:p>
          </text:deletion>
        </text:changed-region>
        <text:changed-region xml:id="ct325808272" text:id="ct325808272">
          <text:deletion>
            <office:change-info>
              <dc:creator>Тарас</dc:creator>
              <dc:date>2024-06-08T14:17:58</dc:date>
            </office:change-info>
            <text:p text:style-name="P3"><text:s/></text:p>
          </text:deletion>
        </text:changed-region>
        <text:changed-region xml:id="ct325808376" text:id="ct325808376">
          <text:deletion>
            <office:change-info>
              <dc:creator>Тарас</dc:creator>
              <dc:date>2024-06-07T20:13:06</dc:date>
            </office:change-info>
            <text:p text:style-name="P3"><text:span text:style-name="T2"><text:s/>странные</text:span></text:p>
          </text:deletion>
        </text:changed-region>
        <text:changed-region xml:id="ct325808688" text:id="ct325808688">
          <text:insertion>
            <office:change-info>
              <dc:creator>Тарас</dc:creator>
              <dc:date>2024-06-08T14:25:43</dc:date>
            </office:change-info>
          </text:insertion>
        </text:changed-region>
        <text:changed-region xml:id="ct325810560" text:id="ct325810560">
          <text:deletion>
            <office:change-info>
              <dc:creator>Тарас</dc:creator>
              <dc:date>2024-06-08T14:25:42</dc:date>
            </office:change-info>
            <text:p text:style-name="P1">ого люда</text:p>
          </text:deletion>
        </text:changed-region>
        <text:changed-region xml:id="ct325807752" text:id="ct325807752">
          <text:insertion>
            <office:change-info>
              <dc:creator>Тарас</dc:creator>
              <dc:date>2024-06-08T14:25:44</dc:date>
            </office:change-info>
          </text:insertion>
        </text:changed-region>
        <text:changed-region xml:id="ct325808896" text:id="ct325808896">
          <text:insertion>
            <office:change-info>
              <dc:creator>Тарас</dc:creator>
              <dc:date>2024-06-08T14:29:15</dc:date>
            </office:change-info>
          </text:insertion>
        </text:changed-region>
        <text:changed-region xml:id="ct325809000" text:id="ct325809000">
          <text:insertion>
            <office:change-info>
              <dc:creator>Тарас</dc:creator>
              <dc:date>2024-06-08T14:34:44</dc:date>
            </office:change-info>
          </text:insertion>
        </text:changed-region>
        <text:changed-region xml:id="ct325809104" text:id="ct325809104">
          <text:deletion>
            <office:change-info>
              <dc:creator>Тарас</dc:creator>
              <dc:date>2024-06-08T14:32:55</dc:date>
            </office:change-info>
            <text:p text:style-name="Text_20_body"><text:span text:style-name="T1">командиром</text:span></text:p>
          </text:deletion>
        </text:changed-region>
        <text:changed-region xml:id="ct325809208" text:id="ct325809208">
          <text:insertion>
            <office:change-info>
              <dc:creator>Тарас</dc:creator>
              <dc:date>2024-06-08T14:32:55</dc:date>
            </office:change-info>
          </text:insertion>
        </text:changed-region>
        <text:changed-region xml:id="ct325807544" text:id="ct325807544">
          <text:insertion>
            <office:change-info>
              <dc:creator>Тарас</dc:creator>
              <dc:date>2024-06-08T14:33:13</dc:date>
            </office:change-info>
          </text:insertion>
        </text:changed-region>
        <text:changed-region xml:id="ct325810248" text:id="ct325810248">
          <text:deletion>
            <office:change-info>
              <dc:creator>Тарас</dc:creator>
              <dc:date>2024-06-08T14:33:17</dc:date>
            </office:change-info>
            <text:p text:style-name="Text_20_body"><text:span text:style-name="T1">армией </text:span></text:p>
          </text:deletion>
        </text:changed-region>
        <text:changed-region xml:id="ct325809520" text:id="ct325809520">
          <text:insertion>
            <office:change-info>
              <dc:creator>Тарас</dc:creator>
              <dc:date>2024-06-08T14:33:17</dc:date>
            </office:change-info>
          </text:insertion>
        </text:changed-region>
        <text:changed-region xml:id="ct325807648" text:id="ct325807648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бывшего Лорда</text:span><text:span text:style-name="T1"><office:annotation><dc:creator>Тарас</dc:creator><dc:date>2024-06-08T14:33:56.40</dc:date><text:p text:style-name="P16"><text:span text:style-name="T11">Это надо?Вродь и так понятно</text:span></text:p></office:annotation></text:span></text:p>
          </text:deletion>
        </text:changed-region>
        <text:changed-region xml:id="ct325810040" text:id="ct325810040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Оставалось выпустить ее наружу</text:span><text:span text:style-name="T1"><office:annotation><dc:creator>Тарас</dc:creator><dc:date>2024-06-08T17:01:47.40</dc:date><text:p text:style-name="P16"><text:span text:style-name="T11">По моему не обязательное предложение</text:span></text:p></office:annotation></text:span><text:span text:style-name="T1">.</text:span></text:p>
          </text:deletion>
        </text:changed-region>
        <text:changed-region xml:id="ct325809624" text:id="ct325809624">
          <text:insertion>
            <office:change-info>
              <dc:creator>&lt;анонимный&gt;</dc:creator>
              <dc:date>2024-06-08T21:46:00</dc:date>
            </office:change-info>
          </text:insertion>
        </text:changed-region>
        <text:changed-region xml:id="ct325809832" text:id="ct325809832">
          <text:deletion>
            <office:change-info>
              <dc:creator>&lt;анонимный&gt;</dc:creator>
              <dc:date>2024-06-08T21:46:00</dc:date>
            </office:change-info>
            <text:p text:style-name="Text_20_body"><text:span text:style-name="T3">словно невидимая волна расходилась кругами</text:span><text:span text:style-name="T3"><office:annotation><dc:creator>Тарас</dc:creator><dc:date>2024-06-08T17:03:26.40</dc:date><text:p text:style-name="P16"><text:span text:style-name="T15">Нет связи волны и воздуха вибрирующего</text:span></text:p><text:p text:style-name="P16"><text:span text:style-name="T15">Можно написать:</text:span></text:p><text:p><text:span text:style-name="T15">"Воздух </text:span><text:span text:style-name="T11">завибрировал</text:span><text:span text:style-name="T15"> от силы. Волна прошла по земле и город вздрогнул."</text:span></text:p><text:p text:style-name="P16"><text:span text:style-name="T15"/></text:p><text:p text:style-name="P16"><text:span text:style-name="T15">Можно и убрать эту часть</text:span></text:p></office:annotation></text:span><text:span text:style-name="T3">. Земля, стены на ней и башни и сам город вздрогнули</text:span><text:bookmark text:name="__Annotation__6368_3270115435111111111111111111111111111111111111111 Копия 1 Копия 1 Копия 1 Копия 1 Копия 1____ Копия 1111111111111"/><text:span text:style-name="T3"><office:annotation><dc:creator>Тарас</dc:creator><dc:date>2024-06-08T17:11:55.40</dc:date><text:p text:style-name="P16"><text:span text:style-name="T11">Вроде бы можно написать просто — "Город вздрогнул". Стены в след. Предложении и так фигурируют</text:span></text:p></office:annotation></text:span></text:p>
          </text:deletion>
        </text:changed-region>
        <text:changed-region xml:id="ct325810144" text:id="ct325810144">
          <text:deletion>
            <office:change-info>
              <dc:creator>Тарас</dc:creator>
              <dc:date>2024-06-08T17:08:26</dc:date>
            </office:change-info>
            <text:p text:style-name="Text_20_body"><text:span text:style-name="T1">Мгновения спустя, в</text:span></text:p>
          </text:deletion>
        </text:changed-region>
        <text:changed-region xml:id="ct325813576" text:id="ct325813576">
          <text:insertion>
            <office:change-info>
              <dc:creator>Тарас</dc:creator>
              <dc:date>2024-06-08T17:08:31</dc:date>
            </office:change-info>
          </text:insertion>
        </text:changed-region>
        <text:changed-region xml:id="ct325812744" text:id="ct325812744">
          <text:format-change>
            <office:change-info>
              <dc:creator>Тарас</dc:creator>
              <dc:date>2024-06-08T17:08:31</dc:date>
            </office:change-info>
          </text:format-change>
        </text:changed-region>
        <text:changed-region xml:id="ct325812224" text:id="ct325812224">
          <text:deletion>
            <office:change-info>
              <dc:creator>Тарас</dc:creator>
              <dc:date>2024-06-08T17:18:29</dc:date>
            </office:change-info>
            <text:p text:style-name="Text_20_body"><text:span text:style-name="T4"><text:s/></text:span><text:span text:style-name="T1">Резкара</text:span></text:p>
          </text:deletion>
        </text:changed-region>
        <text:changed-region xml:id="ct325812952" text:id="ct325812952">
          <text:insertion>
            <office:change-info>
              <dc:creator>Тарас</dc:creator>
              <dc:date>2024-06-08T17:08:34</dc:date>
            </office:change-info>
          </text:insertion>
        </text:changed-region>
        <text:changed-region xml:id="ct325811808" text:id="ct325811808">
          <text:deletion>
            <office:change-info>
              <dc:creator>&lt;анонимный&gt;</dc:creator>
              <dc:date>2024-06-08T21:47:00</dc:date>
            </office:change-info>
            <text:p text:style-name="Text_20_body">Воины</text:p>
          </text:deletion>
        </text:changed-region>
        <text:changed-region xml:id="ct325812016" text:id="ct325812016">
          <text:insertion>
            <office:change-info>
              <dc:creator>&lt;анонимный&gt;</dc:creator>
              <dc:date>2024-06-08T21:47:00</dc:date>
            </office:change-info>
          </text:insertion>
        </text:changed-region>
        <text:changed-region xml:id="ct325811912" text:id="ct325811912">
          <text:insertion>
            <office:change-info>
              <dc:creator>Тарас</dc:creator>
              <dc:date>2024-06-08T17:18:41</dc:date>
            </office:change-info>
          </text:insertion>
        </text:changed-region>
        <text:changed-region xml:id="ct325811288" text:id="ct325811288">
          <text:insertion>
            <office:change-info>
              <dc:creator>Тарас</dc:creator>
              <dc:date>2024-06-08T17:18:44</dc:date>
            </office:change-info>
          </text:insertion>
        </text:changed-region>
        <text:changed-region xml:id="ct325812120" text:id="ct325812120">
          <text:deletion>
            <office:change-info>
              <dc:creator>&lt;анонимный&gt;</dc:creator>
              <dc:date>2024-06-08T21:46:00</dc:date>
            </office:change-info>
            <text:p text:style-name="Text_20_body"><office:annotation><dc:creator>Тарас</dc:creator><dc:date>2024-06-08T17:24:15.41</dc:date><text:p text:style-name="P16"><text:span text:style-name="T15">Войны вначале и войны вконце, думаю надо заменить на солдатами, или ещё как-то</text:span></text:p></office:annotation></text:p>
          </text:deletion>
        </text:changed-region>
        <text:changed-region xml:id="ct325810872" text:id="ct325810872">
          <text:insertion>
            <office:change-info>
              <dc:creator>Тарас</dc:creator>
              <dc:date>2024-06-08T17:27:42</dc:date>
            </office:change-info>
          </text:insertion>
        </text:changed-region>
        <text:changed-region xml:id="ct325812328" text:id="ct325812328">
          <text:insertion>
            <office:change-info>
              <dc:creator>Тарас</dc:creator>
              <dc:date>2024-06-08T17:27:46</dc:date>
            </office:change-info>
          </text:insertion>
        </text:changed-region>
        <text:changed-region xml:id="ct325813784" text:id="ct325813784">
          <text:deletion>
            <office:change-info>
              <dc:creator>&lt;анонимный&gt;</dc:creator>
              <dc:date>2024-06-08T23:14:00</dc:date>
            </office:change-info>
            <text:p text:style-name="Text_20_body"><text:s/><text:span text:style-name="T1">последней</text:span></text:p>
          </text:deletion>
        </text:changed-region>
        <text:changed-region xml:id="ct325813888" text:id="ct325813888">
          <text:deletion>
            <office:change-info>
              <dc:creator>&lt;анонимный&gt;</dc:creator>
              <dc:date>2024-06-08T21:47:00</dc:date>
            </office:change-info>
            <text:p text:style-name="P1">черная </text:p>
          </text:deletion>
        </text:changed-region>
        <text:changed-region xml:id="ct325812432" text:id="ct325812432">
          <text:deletion>
            <office:change-info>
              <dc:creator>&lt;анонимный&gt;</dc:creator>
              <dc:date>2024-06-08T21:47:00</dc:date>
            </office:change-info>
            <text:p text:style-name="P1"><office:annotation><dc:creator>Тарас</dc:creator><dc:date>2024-06-08T18:16:46.41</dc:date><text:p text:style-name="P16"><text:span text:style-name="T11">Почему черная?</text:span></text:p></office:annotatio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Вступление.</text:p>
            <text:p text:style-name="P11"/>
          </table:table-cell>
          <table:table-cell table:style-name="Таблица1.B1" office:value-type="string">
            <text:p text:style-name="P1">Фритрис - мир, который населяют зверолюди. На разных континентах, среди морей и в<text:change text:change-id="ct324810872"/>ысоких гор<text:change text:change-id="ct323314384"/><text:change text:change-id="ct325799016"/> ведут они свои дела, строят королевства, бьются за земли и торгуют. В общем, все идет своим ходом в мире Фритрис.</text:p>
            <text:p text:style-name="Text_20_body">Пока, однажды, невероятная череда событий не сломала размеренное течение жизни и, поставила<text:span text:style-name="T1"> всю цивилизацию </text:span>на край <text:span text:style-name="T1">гибельной </text:span>пропасти.</text:p>
            <text:p text:style-name="P1">У подножья древних гор, в далеком королевстве Dulmir <text:span text:style-name="T4">(</text:span>Дульмир<text:span text:style-name="T4">)</text:span>, на границе земель, по пыльной сельской дороге шел отряд наемников…</text:p>
          </table:table-cell>
        </table:table-row>
        <table:table-row>
          <table:table-cell table:style-name="Таблица1.A2" office:value-type="string">
            <text:p text:style-name="P6">Сцена 1. Первая стычка</text:p>
            <text:p text:style-name="P10"/>
          </table:table-cell>
          <table:table-cell table:style-name="Таблица1.B2" office:value-type="string">
            <text:p text:style-name="P1">Начало</text:p>
            <text:p text:style-name="Text_20_body">Резкар, могучий<text:span text:style-name="T1"> ящер-</text:span>наемник,<text:span text:style-name="T1"> со своим отрядом</text:span> <text:span text:style-name="T1">прибывает</text:span> в тихую деревню, где <text:span text:style-name="T1">узнаёт</text:span>, что<text:span text:style-name="T1"> её жители страдают от набегов бандитов</text:span>. Д<text:span text:style-name="T1">еревенский голова не поскупился на монеты и</text:span> быстро убед<text:span text:style-name="T1">ил</text:span> наемников встать на защиту поселения. На закате, под кроваво алыми облаками, разразил<text:span text:style-name="T1">ся бой, с темными фигурами грабителей встретилась сталь наемников.</text:span></text:p>
            <text:p text:style-name="Text_20_body">Финал</text:p>
            <text:p text:style-name="Text_20_body"><text:span text:style-name="T1">Когда последний грабитель упал, благодарные жители приглашают отпраздновать и поднять пенные кружки за победу. За выпивкой к Резкару подсаживается купец и просит сопроводить его в Tarankol (Таранкол). «В последнее время в окрестностях появилось много лихих людей, похоже какая то неведомая сила манит их в эти края.» </text:span><text:span text:style-name="T4">- </text:span><text:span text:style-name="T1">говорит торговец.</text:span></text:p>
          </table:table-cell>
        </table:table-row>
        <table:table-row>
          <table:table-cell table:style-name="Таблица1.A2" office:value-type="string">
            <text:p text:style-name="P7">Сцена 2. Караван</text:p>
            <text:p text:style-name="P11"/>
          </table:table-cell>
          <table:table-cell table:style-name="Таблица1.B2" office:value-type="string">
            <text:p text:style-name="P1">Начало</text:p>
            <text:p text:style-name="Text_20_body"><text:span text:style-name="T1">Через</text:span> деревн<text:span text:style-name="T1">ю</text:span> к портовому городу Tarankol <text:span text:style-name="T1">(Таранкол)</text:span> пролегает тракт, последнее время не спокойный. Группа наемников берется сопровождать купеческий караван через опасные земли. </text:p>
            <text:p text:style-name="Text_20_body">На пол пути, чуя богатую наживу, банда<text:span text:style-name="T1"> разбойников </text:span>нападает из засады. Резкар вскидывает руку, посылая знак отряду занять оборону.</text:p>
            <text:p text:style-name="Text_20_body">Финал</text:p>
            <text:p text:style-name="P1">Спасавшихся бегством врагов, наемники настигли в лесу у бандитского лагеря. Среди вещей и оружия, на пне, одиноко сидел монах, закованный в кандалы. «Меня звать <text:change text:change-id="ct325800056"/>Шолох<text:change text:change-id="ct325800576"/> и я благодарен вам за свое освобождение» - молвил он, когда наемник разбил оковы. Монаха взяли с собой до города, где его должен был жда<text:change-start text:change-id="ct325798392"/>ть<text:change-end text:change-id="ct325798392"/><text:change text:change-id="ct325800680"/> корабль и братья по вере. </text:p>
            <text:p text:style-name="P1">Когда караван доставил груз, купец отсыпает пару монет в руку Резкара и довольный удаляется. “Ты же видел как мы общаемся с разбойниками!“— пересчитав монеты, окликнул торговца Резкар.</text:p>
          </table:table-cell>
        </table:table-row>
        <text:soft-page-break/>
        <table:table-row table:style-name="Таблица1.4">
          <table:table-cell table:style-name="Таблица1.A2" office:value-type="string">
            <text:p text:style-name="Text_20_body"><text:span text:style-name="T9">Сцена 3. <text:s/></text:span><text:span text:style-name="T10">Подлая месть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Скупому купцу пришлось выплатить оговорённую стоимость полностью. Только тогда Резкар выпустил его из своих крепких объятий. Однако, торговец не забыл обиды и, </text:span>стремясь отомстить за свои <text:span text:style-name="T1">унижения</text:span>, умело оклеветал <text:span text:style-name="T1">ящера</text:span> перед городским Советом, выдвинув обвинения в <text:span text:style-name="T1">нападении на караваны</text:span>. Отряды стражников по приказу Совета <text:span text:style-name="T1">атакуют</text:span> наемников. Сражение в узких улицах города станет тяжелым испытанием...</text:p>
            <text:p text:style-name="Text_20_body">Финал</text:p>
            <text:p text:style-name="Text_20_body"><text:span text:style-name="T1">Наемники пытались пробиться к спасительным городским вратам, но превосходящие силы противника оттеснили их прочь. </text:span><text:s/><text:span text:style-name="T1">Растерянные, наемники <text:s/>не знали, как выбраться из западни. Но тут появился Шолох</text:span>:<text:span text:style-name="T1"> «Следуйте за мной, на мой корабль. » - сказал он и указал рукой в направлении порта. Отряд </text:span><text:s/>с боями пробива<text:span text:style-name="T1">е</text:span>тся к порту и <text:span text:style-name="T1">взобравшись на</text:span> корабль, наконец, спаса<text:span text:style-name="T1">е</text:span>тся бегством от неоправданной и жестокой ярости <text:span text:style-name="T1">стражи</text:span>.</text:p>
          </table:table-cell>
        </table:table-row>
        <table:table-row>
          <table:table-cell table:style-name="Таблица1.A2" office:value-type="string">
            <text:p text:style-name="P8"><text:span text:style-name="T9">Сцена 4. </text:span><text:span text:style-name="T10">Морской бой</text:span></text:p>
          </table:table-cell>
          <table:table-cell table:style-name="Таблица1.B2" office:value-type="string">
            <text:p text:style-name="Text_20_body">Начало</text:p>
            <text:p text:style-name="Text_20_body">Уплыв на корабле<text:span text:style-name="T1">, наемники так и не получают столь желанного спасения. Из-за горизонта, наперерез им мчался фрегат с черным флагом. Пираты быстро настигают корабль Резкара и берут его на абордаж. «Эх, многовато нежданных приключений за последнее время. Сталь не успевает просохнуть» - промолвил </text:span><text:change text:change-id="ct325798600"/><text:change-start text:change-id="ct325797872"/><text:span text:style-name="T1">ящер</text:span><text:change-end text:change-id="ct325797872"/><text:span text:style-name="T1">, обнажая свое оружие.</text:span></text:p>
            <text:p text:style-name="Text_20_body">Финал</text:p>
            <text:p text:style-name="P1">В морском сражении погибло немало воинов, но корабль, уцелевший в бою, наконец-то причаливает к пристани. Город, в который прибыл отряд, назывался Brae. Тепло распрощавшись с наемниками, монахи продолжили свой путь, направившись на северо-запад, где вдалеке вздымались к небу горные хребты. А для воинов Резкара всегда найдётся хорошая работёнка в таком большом городе.</text:p>
          </table:table-cell>
        </table:table-row>
        <table:table-row>
          <table:table-cell table:style-name="Таблица1.A2" office:value-type="string">
            <text:p text:style-name="P8"><text:span text:style-name="T9">Сцена 5. <text:s/></text:span><text:span text:style-name="T10">Сокровища древности</text:span></text:p>
          </table:table-cell>
          <table:table-cell table:style-name="Таблица1.B2" office:value-type="string">
            <text:p text:style-name="Text_20_body">Начало</text:p>
            <text:p text:style-name="Text_20_body">В первом же портовом трактире, куда заглянул Резкар, шел найм добровольцев <text:span text:style-name="T1">в армию местного Лорда.</text:span> <text:span text:style-name="T1">Нежданная угроза нависла над этими землями, огромная орда </text:span><text:change text:change-id="ct325797456"/><text:span text:style-name="T1"><text:s/>спустилась с гор и </text:span><text:change text:change-id="ct325799640"/><text:change-start text:change-id="ct325798496"/><text:span text:style-name="T1">быстро</text:span><text:change-end text:change-id="ct325798496"/><text:span text:style-name="T1"> двигалась к городу, уничтожая все</text:span><text:change text:change-id="ct325798808"/><text:change text:change-id="ct325798704"/><text:span text:style-name="T1"> на пути</text:span>. <text:s/><text:span text:style-name="T1">Brae готовился к тяжелой осаде. </text:span><text:change text:change-id="ct325797560"/><text:span text:style-name="T1">Резкару</text:span><text:change text:change-id="ct325797664"/> <text:change-start text:change-id="ct325797768"/><text:span text:style-name="T1">же </text:span><text:change-end text:change-id="ct325797768"/><text:change-start text:change-id="ct325799744"/><text:span text:style-name="T1">приказа</text:span><text:change-end text:change-id="ct325799744"/><text:change-start text:change-id="ct325799224"/><text:span text:style-name="T1">ли</text:span><text:change-end text:change-id="ct325799224"/><text:change text:change-id="ct325799432"/> совершить рейд в горы и найти источник<text:change text:change-id="ct325799952"/><text:span text:style-name="T1"> нашествия.</text:span></text:p>
            <text:p text:style-name="Text_20_body"><text:change text:change-id="ct325799536"/><text:change-start text:change-id="ct325803904"/><text:span text:style-name="T1">Вскоре</text:span><text:change-end text:change-id="ct325803904"/>, <text:span text:style-name="T1">наемники</text:span> оказалась под <text:change text:change-id="ct325803280"/><text:s/>стенами древнего монастыря<text:change-start text:change-id="ct325800992"/><text:span text:style-name="T1">, где скрывался вождь орды</text:span><text:change-end text:change-id="ct325800992"/>. <text:span text:style-name="T1">Резкар сразу уловил тяжелую ауру, тянущуюся шлейфом к этому месту. Отряд проник за стены под покровом темноты и внезапной атакой обрушился на врагов</text:span><text:change text:change-id="ct325802240"/><text:span text:style-name="T1">.</text:span></text:p>
            <text:p text:style-name="Standard">Монахи сцена:</text:p>
            <text:p text:style-name="P2"><text:change-start text:change-id="ct325802136"/><text:span text:style-name="T1">Не только Резкар стремился попасть</text:span><text:change-end text:change-id="ct325802136"/><text:change-start text:change-id="ct325803176"/><text:span text:style-name="T1"> в монастырь, уже несколько дней Шолох </text:span><text:change-end text:change-id="ct325803176"/><text:change-start text:change-id="ct325804008"/><text:span text:style-name="T1">с монахами пребывал </text:span><text:change-end text:change-id="ct325804008"/><text:change-start text:change-id="ct325801408"/><text:span text:style-name="T1">рядом</text:span><text:change-end text:change-id="ct325801408"/><text:change-start text:change-id="ct325802344"/><text:span text:style-name="T1"> в надежде проникну</text:span><text:change-end text:change-id="ct325802344"/><text:change-start text:change-id="ct325803800"/><text:span text:style-name="T1">ть в некогда свой дом</text:span><text:change-end text:change-id="ct325803800"/><text:change text:change-id="ct325801512"/><text:change text:change-id="ct325800784"/><text:change text:change-id="ct325802864"/><text:change-start text:change-id="ct325803488"/><text:span text:style-name="T1">.</text:span><text:change-end text:change-id="ct325803488"/><text:span text:style-name="T1"> </text:span><text:change-start text:change-id="ct325801096"/><text:span text:style-name="T1">О</text:span><text:change-end text:change-id="ct325801096"/><text:change-start text:change-id="ct325801304"/><text:span text:style-name="T1">ни и </text:span><text:change-end text:change-id="ct325801304"/><text:change text:change-id="ct325802968"/><text:change-start text:change-id="ct325801616"/><text:span text:style-name="T1">в</text:span><text:change-end text:change-id="ct325801616"/><text:span text:style-name="T1">оспользова</text:span><text:change-start text:change-id="ct325801720"/><text:span text:style-name="T1">лись</text:span><text:change-end text:change-id="ct325801720"/><text:change text:change-id="ct325802760"/><text:change text:change-id="ct325803592"/><text:change-start text:change-id="ct325800888"/><text:span text:style-name="T1"> </text:span><text:change-end text:change-id="ct325800888"/><text:change text:change-id="ct325803384"/><text:change-start text:change-id="ct325803696"/><text:span text:style-name="T1">момент</text:span><text:change-end text:change-id="ct325803696"/><text:change-start text:change-id="ct325802448"/><text:span text:style-name="T1">ом</text:span><text:change-end text:change-id="ct325802448"/><text:span text:style-name="T1">, </text:span><text:change text:change-id="ct325803072"/><text:change-start text:change-id="ct325801200"/><text:span text:style-name="T1">когда</text:span><text:change-end text:change-id="ct325801200"/><text:span text:style-name="T1"> наемники </text:span><text:soft-page-break/><text:span text:style-name="T1">отвлекли стражу</text:span><text:change-start text:change-id="ct325801824"/><text:span text:style-name="T1">.</text:span><text:change-end text:change-id="ct325801824"/><text:change-start text:change-id="ct325801928"/><text:span text:style-name="T1">..</text:span><text:change-end text:change-id="ct325801928"/><text:change text:change-id="ct325802032"/><text:change text:change-id="ct325802552"/></text:p>
            <text:p text:style-name="Text_20_body">Финал<text:change text:change-id="ct325802656"/><text:change-start text:change-id="ct325805152"/></text:p>
            <text:p text:style-name="P3"><text:change-end text:change-id="ct325805152"/>Взятый врасплох<text:change-start text:change-id="ct325805776"/> наёмниками<text:change-end text:change-id="ct325805776"/> противник <text:change text:change-id="ct325805256"/>был разбит. Однако, к <text:change text:change-id="ct325805360"/><text:s/>удивлению Резкара<text:change-start text:change-id="ct325805048"/>,<text:change-end text:change-id="ct325805048"/><text:change text:change-id="ct325807336"/><text:change-start text:change-id="ct325804320"/> <text:change-end text:change-id="ct325804320"/>кто<text:change-start text:change-id="ct325804944"/>-<text:change-end text:change-id="ct325804944"/><text:change text:change-id="ct325804112"/>то <text:change text:change-id="ct325804632"/><text:change-start text:change-id="ct325804424"/>продолжал<text:change-end text:change-id="ct325804424"/> сражался внутри <text:change text:change-id="ct325806816"/><text:change-start text:change-id="ct325805464"/>храма<text:change-end text:change-id="ct325805464"/>. <text:change text:change-id="ct325804840"/><text:change-start text:change-id="ct325804528"/><office:annotation office:name="__Annotation__6269_3270115435"><dc:creator>Тарас</dc:creator><dc:date>2024-06-07T20:04:55.43</dc:date><text:p text:style-name="P16"><text:span text:style-name="T11">Долго</text:span></text:p></office:annotation><text:change-end text:change-id="ct325804528"/><text:change-start text:change-id="ct325804736"/><office:annotation><dc:creator>&lt;анонимный&gt;</dc:creator><dc:date>2024-06-08T21:53:06.43</dc:date><text:p text:style-name="P16"><text:span text:style-name="T18">Ответ на Тарас (06/07/2024, 20:04): "..."</text:span></text:p><text:p><text:span text:style-name="T14">Нормально</text:span></text:p></office:annotation><text:change-end text:change-id="ct325804736"/><text:change-start text:change-id="ct325805880"/><office:annotation><dc:creator>Тарас</dc:creator><dc:date>2024-06-08T23:36:24.43</dc:date><text:p text:style-name="P16"><text:span text:style-name="T16">Ответ на &lt;анонимный&gt; (08.06.2024, 21:53): "..."</text:span></text:p><text:p><text:span text:style-name="T17">Ну как нормально, если ставни, которые только на окнах. </text:span></text:p><text:p><text:span text:style-name="T17">И можно сократить, например, до "Распахнув двери".</text:span></text:p><text:p><text:span text:style-name="T17">Если тот же самый смысл можно короче передать, почему так не сделать?</text:span></text:p><text:p><text:span text:style-name="T17"/></text:p></office:annotation><text:change-end text:change-id="ct325805880"/><text:change-start text:change-id="ct325815968"/><office:annotation><dc:creator>&lt;анонимный&gt;</dc:creator><dc:date>2024-06-09T11:15:43.54</dc:date><text:p text:style-name="P17"><text:span text:style-name="T13">Ответ на Тарас (06/08/2024, 23:36): "..."</text:span></text:p><text:p><text:span text:style-name="T14">Ты ж это все исправил. Нормально же получилось. Оставляем так</text:span></text:p></office:annotation><text:change-end text:change-id="ct325815968"/><text:change-start text:change-id="ct325805568"/>Войдя внутрь<text:change-end text:change-id="ct325805568"/>, наемники <text:change text:change-id="ct325806192"/><text:change-start text:change-id="ct325806296"/>увидели<text:change-end text:change-id="ct325806296"/> <text:change text:change-id="ct325805672"/>тел<text:change text:change-id="ct325805984"/><text:change-start text:change-id="ct325806088"/>а<text:change-end text:change-id="ct325806088"/><text:change text:change-id="ct325806608"/><text:change text:change-id="ct325806504"/><text:change text:change-id="ct325806400"/><text:change-start text:change-id="ct325807232"/> монахов,<text:change-end text:change-id="ct325807232"/> <text:change text:change-id="ct325806712"/>их недавних спутников. Посреди зала стоял вождь, его рука держала меч<text:change-start text:change-id="ct325806920"/>,<text:change-end text:change-id="ct325806920"/> по рукоять<text:change-start text:change-id="ct325807024"/>,<text:change-end text:change-id="ct325807024"/> вонзенный в плоть Шолоха. Тот<text:change-start text:change-id="ct325804216"/>,<text:change-end text:change-id="ct325804216"/> в свою очередь<text:change-start text:change-id="ct325807128"/>,<text:change-end text:change-id="ct325807128"/> схватил цепочку на груди вождя и тянул с такой силой, словно в сжимаемо<text:change text:change-id="ct325808480"/><text:change-start text:change-id="ct325810352"/>м<text:change-end text:change-id="ct325810352"/> руками <text:change text:change-id="ct325810456"/><text:change-start text:change-id="ct325809416"/>предмете<text:change-end text:change-id="ct325809416"/> заключался весь смысл его <text:change text:change-id="ct325809728"/><text:change text:change-id="ct325807440"/><text:change text:change-id="ct325808584"/><text:change-start text:change-id="ct325811496"/><office:annotation office:name="__Annotation__4125_177555983"><dc:creator>&lt;анонимный&gt;</dc:creator><dc:date>2024-06-09T11:16:23.93</dc:date><text:p text:style-name="P17"><text:span text:style-name="T12">Жизни лучше</text:span></text:p></office:annotation>жизни<text:change-end text:change-id="ct325811496"/><text:change-start text:change-id="ct327773592"/><office:annotation-end office:name="__Annotation__4125_177555983"/><text:change-end text:change-id="ct327773592"/>. Резкар заметил шевеление губ монаха<text:change text:change-id="ct325809936"/><text:change text:change-id="ct325807960"/><text:change text:change-id="ct325808168"/><text:change-start text:change-id="ct325808792"/>.<text:change-end text:change-id="ct325808792"/> <text:change-start text:change-id="ct325808064"/>Произнесённое з<text:change-end text:change-id="ct325808064"/><text:change-start text:change-id="ct325809312"/>аклинание взорвало <text:change-end text:change-id="ct325809312"/>воздух между противниками <text:change text:change-id="ct325810664"/><text:change text:change-id="ct325808272"/>и их тела разлетелись, разбившись о каменные стены. <text:span text:style-name="T2">Обыскав помещение, наемники заметили тайный лаз, которым, по видимому, и воспользовались</text:span><text:change text:change-id="ct325808376"/><text:span text:style-name="T2"> монахи.</text:span></text:p>
          </table:table-cell>
        </table:table-row>
        <table:table-row>
          <table:table-cell table:style-name="Таблица1.A2" office:value-type="string">
            <text:p text:style-name="P8"><text:span text:style-name="T9">Сцена 6. <text:s/></text:span><text:span text:style-name="T10">Мост</text:span></text:p>
          </table:table-cell>
          <table:table-cell table:style-name="Таблица1.B2" office:value-type="string">
            <text:p text:style-name="Text_20_body">Начало</text:p>
            <text:p text:style-name="P1">Резкар продолжил работать на Лорда, выполняя самые опасные приказы. Добившись расположения, он стал одним из генералов <text:span text:style-name="T4">Brea</text:span>. Его слава росла, от него исходила зловещая, но притягательная аура и он быстро стал прославленным героем в глазах воинов и прост<text:change-start text:change-id="ct325808688"/>ых<text:change-end text:change-id="ct325808688"/><text:change text:change-id="ct325810560"/><text:change-start text:change-id="ct325807752"/> жителей<text:change-end text:change-id="ct325807752"/>. <text:s/>Каждый раз, заканчивая битву решительной победой, воин ощущал в себе всё больше мощи. Всё больше становилось и войско.</text:p>
            <text:p text:style-name="P1">Ощущая такую силу в своем распоряжении, Лорд решил позариться на власть во всем королевстве Дульмир и отдал приказ атаковать гарнизон Короля у моста по дороге в столицу.</text:p>
            <text:p text:style-name="Text_20_body">Финал</text:p>
            <text:p text:style-name="Text_20_body"><text:span text:style-name="T1">Сражаясь</text:span> на узком переходе,<text:span text:style-name="T1"> Резкар </text:span>ощуща<text:span text:style-name="T1">л</text:span> <text:span text:style-name="T1">лёгкость</text:span> <text:span text:style-name="T1">в </text:span>движени<text:span text:style-name="T1">ях и без жалости рубил воинов оборонявших переправу</text:span>. <text:span text:style-name="T1">Мост был захвачен. В лагере на противоположном берегу, в шатре Лорда, заседал военный совет. <text:s/>Резкар сидел в кресле и внимательно изучал маленькое темное зернышко внутри своего амулета. Он вспоминал, что последний раз видел черноту в кристалле, когда взял его из недвижных рук монаха, так отчаянно бившегося за эту вещицу в мрачных горных залах. Тогда Резкар решил сохранить ее в память о <text:s/>доблести Шолоха.</text:span></text:p>
          </table:table-cell>
        </table:table-row>
        <table:table-row>
          <table:table-cell table:style-name="Таблица1.A2" office:value-type="string">
            <text:p text:style-name="P8"><text:span text:style-name="T9">Сцена 7. <text:s/></text:span><text:span text:style-name="T10">Генеральное сражение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«Что это?» - спросил Лорд, потянувшись к амулету. </text:span>В момент, когда пухлая рука <text:span text:style-name="T1">дотронулась</text:span> <text:span text:style-name="T1">до</text:span> предмет<text:span text:style-name="T1">а</text:span> на ладони Резкара, <text:span text:style-name="T1">резким</text:span> взмахом меча<text:span text:style-name="T1"> бывший </text:span>наемник <text:span text:style-name="T1">оборвал жизнь своего повелителя</text:span>. <text:span text:style-name="T1">«Не сметь» - только и успела мелькнуть гневная мысль. Присутствующие не издали ни звука, застыв, прикованные могучей волей</text:span> я<text:span text:style-name="T1">щера. </text:span><text:change-start text:change-id="ct325808896"/></text:p>
            <text:p text:style-name="Text_20_body"><text:change-end text:change-id="ct325808896"/><text:change-start text:change-id="ct325809000"/><text:span text:style-name="T1">...</text:span><text:change-end text:change-id="ct325809000"/><text:span text:style-name="T1">И вот, на бескрайнем осеннем поле Резкар встретил, развернувшуюся во все знамена, армию короля, уже не </text:span><text:change text:change-id="ct325809104"/><text:change-start text:change-id="ct325809208"/><text:span text:style-name="T1">лидером</text:span><text:change-end text:change-id="ct325809208"/><text:span text:style-name="T1"> наемников, а командующим </text:span><text:change-start text:change-id="ct325807544"/><text:span text:style-name="T1">целого </text:span><text:change-end text:change-id="ct325807544"/><text:change text:change-id="ct325810248"/><text:change-start text:change-id="ct325809520"/><text:span text:style-name="T1">войска</text:span><text:change-end text:change-id="ct325809520"/><text:change text:change-id="ct325807648"/><text:span text:style-name="T1">. </text:span></text:p>
            <text:p text:style-name="Text_20_body">Финал</text:p>
            <text:p text:style-name="Text_20_body"><text:soft-page-break/><text:span text:style-name="T1">Король отступил. </text:span>Смешанный запах <text:span text:style-name="T1">смерти</text:span> и горящих полей наполняет воздух. Г<text:span text:style-name="T1">лубоко вдыхая его горький вкус, Резкар невольно улыбнулся, ощущая удовлетворение от свершившегося. Хоть победа и была за ящером, он уже не мог остановиться и понимал, что всё закончится только с гибелью короля.</text:span></text:p>
          </table:table-cell>
        </table:table-row>
        <table:table-row>
          <table:table-cell table:style-name="Таблица1.A2" office:value-type="string">
            <text:p text:style-name="P8"><text:span text:style-name="T9">Сцена 8. <text:s/>Брешь</text:span><text:span text:style-name="T10"> в стенах</text:span></text:p>
          </table:table-cell>
          <table:table-cell table:style-name="Таблица1.B2" office:value-type="string">
            <text:p text:style-name="P1">Начало</text:p>
            <text:p text:style-name="Text_20_body"><text:span text:style-name="T1">Армия Резкара стягивала свои полки к древнему городу Dulmir — столице королевства. Стены, украшенные вековой резьбой и фресками, вырастали перед ними, преграждая путь. Резкар чувствовал, как под влиянием приобретенной реликвии его разум погружается в темноту и безумие. Но взамен, из этой темноты, он черпал неистовую силу.</text:span><text:change text:change-id="ct325810040"/><text:span text:style-name="T1"> Могучим движением</text:span> ящер ударил лапой по земле, направляя энергию к городу. Воздух <text:span text:style-name="T1">завибрировал</text:span> от силы, <text:change-start text:change-id="ct325809624"/><text:span text:style-name="T1"><text:s/>в</text:span><text:span text:style-name="T3">олна прошла по земле и город вздрогнул</text:span><text:change-end text:change-id="ct325809624"/><text:change text:change-id="ct325809832"/><text:span text:style-name="T1">. Каменная кладка, казалось монолитных стен, не выдержала и рухнула, создав громадную брешь. </text:span><text:change text:change-id="ct325810144"/><text:change-start text:change-id="ct325813576"/><text:span text:style-name="T4">В</text:span><text:change-end text:change-id="ct325813576"/><text:change-start text:change-id="ct325812744"/><text:span text:style-name="T1">ойска</text:span><text:change-end text:change-id="ct325812744"/><text:change text:change-id="ct325812224"/><text:span text:style-name="T1"> ринулись на штурм.</text:span><text:change-start text:change-id="ct325812952"/><text:span text:style-name="T1">..</text:span><text:change-end text:change-id="ct325812952"/></text:p>
            <text:p text:style-name="Text_20_body">Финал</text:p>
            <text:p text:style-name="Text_20_body"><text:change text:change-id="ct325811808"/><text:change-start text:change-id="ct325812016"/><text:span text:style-name="T1">Солдаты</text:span><text:change-end text:change-id="ct325812016"/> <text:span text:style-name="T1">Резкара</text:span><text:change-start text:change-id="ct325811912"/><text:span text:style-name="T1">,</text:span><text:change-end text:change-id="ct325811912"/><text:span text:style-name="T1"> словно</text:span> одержимые<text:change-start text:change-id="ct325811288"/>,<text:change-end text:change-id="ct325811288"/> двигались <text:span text:style-name="T1">улицами города,</text:span> оставляя за собой лишь разрушения. <text:span text:style-name="T1">Сам бывший наемник </text:span>шел впереди всех, не зна<text:span text:style-name="T1">я</text:span> усталости <text:span text:style-name="T1">и не чувствуя жалости</text:span>. Сражение длилось до рассвета, и, когда первые лучи солнца осветили опустошенные улицы, Резкар стоял на центральной площади Dulmir, окруженный своими воинами<text:change text:change-id="ct325812120"/>.</text:p>
          </table:table-cell>
        </table:table-row>
        <table:table-row>
          <table:table-cell table:style-name="Таблица1.A2" office:value-type="string">
            <text:p text:style-name="P8"><text:span text:style-name="T9">Сцена 9. <text:s/></text:span><text:span text:style-name="T10">Последняя надежда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Остатки гарнизона и вооруженные ж</text:span>ители Dulmir собрались на <text:span text:style-name="T1">противоположном краю</text:span> площади. В их сердцах горела искра <text:span text:style-name="T1">последней</text:span> надежды <text:span text:style-name="T1">и вера</text:span>, что даже против<text:span text:style-name="T1"> </text:span>безумной силы Резкара у них есть шанс. С криками борьбы и молитвами, они <text:span text:style-name="T1">стойко</text:span> встретили врага. И хотя Резкар, погло<text:span text:style-name="T1">щенный мощью артефакта</text:span>, продолжал свой путь разрушения, героический дух з<text:span text:style-name="T1">ащитников Dulmir </text:span>заставил его сердце на мгновение <text:span text:style-name="T1">встрепенуться</text:span> перед лицом их стойкости и мужества. </text:p>
            <text:p text:style-name="Text_20_body">Финал</text:p>
            <text:p text:style-name="Text_20_body">Городская площадь,<text:span text:style-name="T1"> ранее — место радости </text:span>и веселья, стала ареной трагедии. Мертвый город.<text:change-start text:change-id="ct325810872"/>..<text:change-end text:change-id="ct325810872"/> <text:change-start text:change-id="ct325812328"/></text:p>
            <text:p text:style-name="Text_20_body"><text:change-end text:change-id="ct325812328"/>Последние истрепанные остатки войска Резкара двигались к замку короля. Их оставалось слишком мало, они были покрыты кровью, потом и грязью, но полны торжества и злобы.</text:p>
          </table:table-cell>
        </table:table-row>
        <table:table-row>
          <table:table-cell table:style-name="Таблица1.A2" office:value-type="string">
            <text:p text:style-name="P8"><text:span text:style-name="T9">Сцена </text:span><text:span text:style-name="T10">10. Корона чья?</text:span><text:span text:style-name="T9"> </text:span></text:p>
          </table:table-cell>
          <table:table-cell table:style-name="Таблица1.B2" office:value-type="string">
            <text:p text:style-name="Text_20_body">Начало.</text:p>
            <text:p text:style-name="Text_20_body">В самом сердце крепости, под сводами древнего замка, развернулась последняя битва. Резкар, вместе с верными ему воинами, столкнулся с личной гвардией великого правителя. Эхо стального грохота и <text:span text:style-name="T1">стоны</text:span> раненых заполнил<text:span text:style-name="T1">и</text:span> залы. Властелин, <text:span text:style-name="T1">слыша приближающийся гул схватки</text:span>, <text:span text:style-name="T1">все крепче </text:span>сжимал жезл власти, готовый защищать свой трон до последнего вздоха. Он знал, что каждый момент может стать решающим в этой<text:change text:change-id="ct325813784"/><text:span text:style-name="T1"> битве</text:span> за судьбу <text:soft-page-break/>королевства. </text:p>
            <text:p text:style-name="Text_20_body">Финал.</text:p>
            <text:p text:style-name="P1">Властелин, изможденный, но непреклонный, встретил Резкара лицом к лицу. Клинки скрестились с оглушительным звоном. С каждым ударом Резкар все сильнее теснил короля, пока наконец его клинок не прорвал защиту и не вонзился в грудь правителя. Властелин пал на колени, <text:change text:change-id="ct325813888"/>кровь<text:change text:change-id="ct325812432"/> хлынула из раны. Жезл выпал из его ослабевших пальцев и зазвенел по мраморным плитам тронного зала, упершись в ноги Резкара. Залы замка содрогнулись от ликующих криков – победа была достигнута. </text:p>
          </table:table-cell>
        </table:table-row>
        <table:table-row>
          <table:table-cell table:style-name="Таблица1.A2" office:value-type="string">
            <text:p text:style-name="P3">Финал</text:p>
          </table:table-cell>
          <table:table-cell table:style-name="Таблица1.B2" office:value-type="string">
            <text:p text:style-name="P1">На троне, темном и липком от крови, восседает новый король, взирая на пустые залы дворца, пустые улицы города, на пустые земли и пустоту внутри себя. А рядом, положа длань на плечо Резкара, радостно и удовлетворенно хихикало Зло, уже не скрываясь в недрах старинной дивной вещицы из разрушенного монастыря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06T21:46:03.13</meta:creation-date>
    <dc:date>2024-06-09T11:17:28</dc:date>
    <meta:editing-duration>P1DT6H45M57S</meta:editing-duration>
    <meta:editing-cycles>51</meta:editing-cycles>
    <meta:generator>OpenOffice/4.1.11$Win32 OpenOffice.org_project/4111m1$Build-9808</meta:generator>
    <meta:document-statistic meta:table-count="1" meta:image-count="0" meta:object-count="0" meta:page-count="5" meta:paragraph-count="130" meta:word-count="1608" meta:character-count="10709"/>
  </office:meta>
</office:document-meta>
</file>